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40.02mm"/>
    </style:style>
    <style:style style:name="co3" style:family="table-column">
      <style:table-column-properties fo:break-before="auto" style:column-width="58mm"/>
    </style:style>
    <style:style style:name="co4" style:family="table-column">
      <style:table-column-properties fo:break-before="auto" style:column-width="134.5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PIN MAP FOR TI TMS320F28377D MCU USED ON TESLA MODEL 3 DRIVE UNIT</text:p>
          </table:table-cell>
          <table:covered-table-cell table:number-columns-repeated="3"/>
          <table:table-cell table:number-columns-repeated="1019"/>
        </table:table-row>
        <table:table-row table:style-name="ro1">
          <table:covered-table-cell table:style-name="Default"/>
          <table:covered-table-cell table:number-columns-repeated="3"/>
          <table:table-cell table:number-columns-repeated="1019"/>
        </table:table-row>
        <table:table-row table:style-name="ro1">
          <table:table-cell table:style-name="Default"/>
          <table:table-cell table:number-columns-repeated="1022"/>
        </table:table-row>
        <table:table-row table:style-name="ro2">
          <table:table-cell table:style-name="ce2" office:value-type="string" calcext:value-type="string">
            <text:p>PIN NUMB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COMMENTS</text:p>
          </table:table-cell>
          <table:table-cell table:style-name="ce2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IO10</text:p>
          </table:table-cell>
          <table:table-cell office:value-type="string" calcext:value-type="string">
            <text:p>PWM C HIGH</text:p>
          </table:table-cell>
          <table:table-cell office:value-type="string" calcext:value-type="string">
            <text:p>GATE DRIVE C HIGH. HAS PULLDOWN TO GND. MUST BE DRIVEN ON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IO11</text:p>
          </table:table-cell>
          <table:table-cell office:value-type="string" calcext:value-type="string">
            <text:p>PWM C LOW</text:p>
          </table:table-cell>
          <table:table-cell office:value-type="string" calcext:value-type="string">
            <text:p>GATE DRIVE C LOW. HAS PULLUP TO 3V3. MUST BE DRIVEN LOW FOR OFF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IO12</text:p>
          </table:table-cell>
          <table:table-cell office:value-type="string" calcext:value-type="string">
            <text:p>PWM?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IO13</text:p>
          </table:table-cell>
          <table:table-cell office:value-type="string" calcext:value-type="string">
            <text:p>PWM?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IO14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IO15</text:p>
          </table:table-cell>
          <table:table-cell office:value-type="string" calcext:value-type="string">
            <text:p>BRAKE N/O</text:p>
          </table:table-cell>
          <table:table-cell office:value-type="string" calcext:value-type="string">
            <text:p>BRAKE NORMALLY OPEN. 3.8V OPEN , 0.27V CLOSED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PIO16</text:p>
          </table:table-cell>
          <table:table-cell office:value-type="string" calcext:value-type="string">
            <text:p>TLF35584 SPI MOSI</text:p>
          </table:table-cell>
          <table:table-cell office:value-type="string" calcext:value-type="string">
            <text:p>TLF35584 DC SUPPLY IC SPI COMMS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PIO17</text:p>
          </table:table-cell>
          <table:table-cell office:value-type="string" calcext:value-type="string">
            <text:p>TLF35584 SPI MISO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PIO18</text:p>
          </table:table-cell>
          <table:table-cell office:value-type="string" calcext:value-type="string">
            <text:p>TLF35584 SPI CLOCK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PIO19</text:p>
          </table:table-cell>
          <table:table-cell office:value-type="string" calcext:value-type="string">
            <text:p>TLF35584 SPI CS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PIO20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PIO21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PIO99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PIO8</text:p>
          </table:table-cell>
          <table:table-cell office:value-type="string" calcext:value-type="string">
            <text:p>PWM?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PIO9</text:p>
          </table:table-cell>
          <table:table-cell office:value-type="string" calcext:value-type="string">
            <text:p>PWM?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PIO22</text:p>
          </table:table-cell>
          <table:table-cell office:value-type="string" calcext:value-type="string">
            <text:p>EEPROM PIN 2</text:p>
          </table:table-cell>
          <table:table-cell office:value-type="string" calcext:value-type="string">
            <text:p>EEPROM ON REAR OF PCB. PIN 2. HIGH SPEED BURST ON RESET. SPI?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PIO23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PIO24</text:p>
          </table:table-cell>
          <table:table-cell office:value-type="string" calcext:value-type="string">
            <text:p>EEPROM PIN 4</text:p>
          </table:table-cell>
          <table:table-cell office:value-type="string" calcext:value-type="string">
            <text:p>EEPROM ON REAR OF PCB. PIN 4. HIGH SPEED BURST ON RESET. SPI?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PIO25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PIO26</text:p>
          </table:table-cell>
          <table:table-cell office:value-type="string" calcext:value-type="string">
            <text:p>BRAKE N/C</text:p>
          </table:table-cell>
          <table:table-cell office:value-type="string" calcext:value-type="string">
            <text:p>BRAKE NORMALLY CLOSED. 3.8V OPEN , 0.27V CLOSED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PIO27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DCINC4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DCINC3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DCINC2</text:p>
          </table:table-cell>
          <table:table-cell office:value-type="string" calcext:value-type="string">
            <text:p>PHASE B CURRENT SENSOR</text:p>
          </table:table-cell>
          <table:table-cell office:value-type="string" calcext:value-type="string">
            <text:p>1.65V=0A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refloc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refloa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ssa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refhic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Vdda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refhia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DCINA5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DCINA4</text:p>
          </table:table-cell>
          <table:table-cell office:value-type="string" calcext:value-type="string">
            <text:p>PHASE A CURRENT SENSOR</text:p>
          </table:table-cell>
          <table:table-cell office:value-type="string" calcext:value-type="string">
            <text:p>1.65V=0A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DCINA3</text:p>
          </table:table-cell>
          <table:table-cell office:value-type="string" calcext:value-type="string">
            <text:p>THROTTLE 2</text:p>
          </table:table-cell>
          <table:table-cell office:value-type="string" calcext:value-type="string">
            <text:p>ANALOG THROTTLE 2 0-3V3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DCINA2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DCINA1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DCINA0</text:p>
          </table:table-cell>
          <table:table-cell office:value-type="string" calcext:value-type="string">
            <text:p>RESOLVER SINE</text:p>
          </table:table-cell>
          <table:table-cell office:value-type="string" calcext:value-type="string">
            <text:p>RESOLVER FEEDBACK 1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DCIN14</text:p>
          </table:table-cell>
          <table:table-cell office:value-type="string" calcext:value-type="string">
            <text:p>12V SUPPLY MEASURE</text:p>
          </table:table-cell>
          <table:table-cell office:value-type="string" calcext:value-type="string">
            <text:p>MEASURES 12V SUPPLY VOLTAGE VIA THIS ADC INPUT PIN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DCIN15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DCINB0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DCINB1</text:p>
          </table:table-cell>
          <table:table-cell office:value-type="string" calcext:value-type="string">
            <text:p>RESOLVER COSINE</text:p>
          </table:table-cell>
          <table:table-cell office:value-type="string" calcext:value-type="string">
            <text:p>RESOLVER FEEDBACK 2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DCINB2</text:p>
          </table:table-cell>
          <table:table-cell office:value-type="string" calcext:value-type="string">
            <text:p>DC LINK VOLTAGE</text:p>
          </table:table-cell>
          <table:table-cell office:value-type="string" calcext:value-type="string">
            <text:p>ISOLATED DC LINK VOLTAGE 0-3V3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DCINB3</text:p>
          </table:table-cell>
          <table:table-cell office:value-type="string" calcext:value-type="string">
            <text:p>MULTIPLEXED TEMPERATURES</text:p>
          </table:table-cell>
          <table:table-cell office:value-type="string" calcext:value-type="string">
            <text:p>6 MULTIPLEXED TEMP READINGS,1MS PER SAMPLE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reflob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Vreflod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Vssa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refhib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Vdda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Vrefhid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DCIND0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DCIND1</text:p>
          </table:table-cell>
          <table:table-cell office:value-type="string" calcext:value-type="string">
            <text:p>THROTTLE 1</text:p>
          </table:table-cell>
          <table:table-cell office:value-type="string" calcext:value-type="string">
            <text:p>ANALOG THROTTLE 1 0-3V3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DCIND2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DCIND3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DCIND4</text:p>
          </table:table-cell>
          <table:table-cell office:value-type="string" calcext:value-type="string">
            <text:p>EXCITER OUTPUT</text:p>
          </table:table-cell>
          <table:table-cell office:value-type="string" calcext:value-type="string">
            <text:p>10KHZ SINE WAVE 3V3 SWING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PIO30</text:p>
          </table:table-cell>
          <table:table-cell office:value-type="string" calcext:value-type="string">
            <text:p>4051 TEMP MUX S1</text:p>
          </table:table-cell>
          <table:table-cell office:value-type="string" calcext:value-type="string">
            <text:p>TEMPERATURE MUX SELECT LINES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PIO28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PIO29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PIO31</text:p>
          </table:table-cell>
          <table:table-cell office:value-type="string" calcext:value-type="string">
            <text:p>4051 TEMP MUX S2</text:p>
          </table:table-cell>
          <table:table-cell office:value-type="string" calcext:value-type="string">
            <text:p>TEMPERATURE MUX SELECT LINES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PIO32</text:p>
          </table:table-cell>
          <table:table-cell office:value-type="string" calcext:value-type="string">
            <text:p>4051 TEMP MUX S3</text:p>
          </table:table-cell>
          <table:table-cell office:value-type="string" calcext:value-type="string">
            <text:p>TEMPERATURE MUX SELECT LINES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PIO33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PIO34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PIO35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Vdd3vfl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FLT1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LT2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DI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DO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/TRST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MS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CK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PIO36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PIO37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PIO38</text:p>
          </table:table-cell>
          <table:table-cell office:value-type="string" calcext:value-type="string">
            <text:p>/SD ALL GATE DRIVERS</text:p>
          </table:table-cell>
          <table:table-cell office:value-type="string" calcext:value-type="string">
            <text:p>PULSE LOW TO ENABLE GATE DRIVERS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PIO39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PIO40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PIO41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PIO48</text:p>
          </table:table-cell>
          <table:table-cell office:value-type="string" calcext:value-type="string">
            <text:p>LIN BUS COMMS</text:p>
          </table:table-cell>
          <table:table-cell office:value-type="string" calcext:value-type="string">
            <text:p>OIL PUMP LIN COMMS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RRORSTS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PIO49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PIO50</text:p>
          </table:table-cell>
          <table:table-cell office:value-type="string" calcext:value-type="string">
            <text:p>GATE SPI MOSI</text:p>
          </table:table-cell>
          <table:table-cell office:value-type="string" calcext:value-type="string">
            <text:p>GATE DRIVER SPI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PIO51</text:p>
          </table:table-cell>
          <table:table-cell office:value-type="string" calcext:value-type="string">
            <text:p>GATE SPI MISO</text:p>
          </table:table-cell>
          <table:table-cell office:value-type="string" calcext:value-type="string">
            <text:p>GATE DRIVER SPI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GPIO52</text:p>
          </table:table-cell>
          <table:table-cell office:value-type="string" calcext:value-type="string">
            <text:p>GATE SPI CLK</text:p>
          </table:table-cell>
          <table:table-cell office:value-type="string" calcext:value-type="string">
            <text:p>GATE DRIVER SPI CLOCK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PIO53</text:p>
          </table:table-cell>
          <table:table-cell office:value-type="string" calcext:value-type="string">
            <text:p>GATE SPI CS</text:p>
          </table:table-cell>
          <table:table-cell office:value-type="string" calcext:value-type="string">
            <text:p>ALL GATE SPI CS TIED TOGETHER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PIO54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PIO55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PIO56</text:p>
          </table:table-cell>
          <table:table-cell table:number-columns-repeated="102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PIO57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PIO58</text:p>
          </table:table-cell>
          <table:table-cell table:number-columns-repeated="102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PIO59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PIO60</text:p>
          </table:table-cell>
          <table:table-cell table:number-columns-repeated="102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GPIO61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PIO62</text:p>
          </table:table-cell>
          <table:table-cell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GPIO63</text:p>
          </table:table-cell>
          <table:table-cell table:number-columns-repeated="102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PIO64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PIO65</text:p>
          </table:table-cell>
          <table:table-cell office:value-type="string" calcext:value-type="string">
            <text:p>TLF35584 INT</text:p>
          </table:table-cell>
          <table:table-cell office:value-type="string" calcext:value-type="string">
            <text:p>TLF35584 DC SUPPLY IC INTERRUPT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PIO66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GPIO44</text:p>
          </table:table-cell>
          <table:table-cell table:number-columns-repeated="102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PIO45</text:p>
          </table:table-cell>
          <table:table-cell table:number-columns-repeated="102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GPIO133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VREGENZ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Vddosc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X2</text:p>
          </table:table-cell>
          <table:table-cell table:number-columns-repeated="102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Vssosc</text:p>
          </table:table-cell>
          <table:table-cell table:number-columns-repeated="102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X1</text:p>
          </table:table-cell>
          <table:table-cell table:number-columns-repeated="102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/XRS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Vddosc</text:p>
          </table:table-cell>
          <table:table-cell table:number-columns-repeated="102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GPIO46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PIO47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PIO42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GPIO43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GPIO67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PIO68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GPIO69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GPIO70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GPIO71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GPIO72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FLASHING LED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GPIO73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GPIO74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GPIO75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GPIO76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GPIO77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PIO78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GPIO79</text:p>
          </table:table-cell>
          <table:table-cell table:number-columns-repeated="102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GPIO80</text:p>
          </table:table-cell>
          <table:table-cell table:number-columns-repeated="102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GPIO81</text:p>
          </table:table-cell>
          <table:table-cell table:number-columns-repeated="102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GPIO82</text:p>
          </table:table-cell>
          <table:table-cell table:number-columns-repeated="102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GPIO83</text:p>
          </table:table-cell>
          <table:table-cell table:number-columns-repeated="102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PIO84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FLASHING LED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GPIO85</text:p>
          </table:table-cell>
          <table:table-cell table:number-columns-repeated="102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PIO86</text:p>
          </table:table-cell>
          <table:table-cell table:number-columns-repeated="102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GPIO87</text:p>
          </table:table-cell>
          <table:table-cell table:number-columns-repeated="102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GPIO0</text:p>
          </table:table-cell>
          <table:table-cell office:value-type="string" calcext:value-type="string">
            <text:p>10KHZ OUT</text:p>
          </table:table-cell>
          <table:table-cell office:value-type="string" calcext:value-type="string">
            <text:p>10KHZ SQUARE WAVE,50% DUTY,3V3 SWING</text:p>
          </table:table-cell>
          <table:table-cell table:number-columns-repeated="101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GPIO1</text:p>
          </table:table-cell>
          <table:table-cell table:number-columns-repeated="102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GPIO2</text:p>
          </table:table-cell>
          <table:table-cell table:number-columns-repeated="102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GPIO3</text:p>
          </table:table-cell>
          <table:table-cell table:number-columns-repeated="102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GPIO4</text:p>
          </table:table-cell>
          <table:table-cell office:value-type="string" calcext:value-type="string">
            <text:p>PARTY CAN Rx</text:p>
          </table:table-cell>
          <table:table-cell office:value-type="string" calcext:value-type="string">
            <text:p>PRIVATE CAN BUS, 500 BAUD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GPIO5</text:p>
          </table:table-cell>
          <table:table-cell office:value-type="string" calcext:value-type="string">
            <text:p>PARTY CAN Tx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GPIO6</text:p>
          </table:table-cell>
          <table:table-cell office:value-type="string" calcext:value-type="string">
            <text:p>VEHICLE CAN Rx</text:p>
          </table:table-cell>
          <table:table-cell office:value-type="string" calcext:value-type="string">
            <text:p>VEHICLE CAN BUS, 500 BAUD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GPIO7</text:p>
          </table:table-cell>
          <table:table-cell office:value-type="string" calcext:value-type="string">
            <text:p>VEHICLE CAN Tx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GPIO88</text:p>
          </table:table-cell>
          <table:table-cell table:number-columns-repeated="102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PIO89</text:p>
          </table:table-cell>
          <table:table-cell table:number-columns-repeated="102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GPIO90</text:p>
          </table:table-cell>
          <table:table-cell table:number-columns-repeated="102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PIO91</text:p>
          </table:table-cell>
          <table:table-cell table:number-columns-repeated="102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GPIO92</text:p>
          </table:table-cell>
          <table:table-cell table:number-columns-repeated="102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PIO93</text:p>
          </table:table-cell>
          <table:table-cell table:number-columns-repeated="102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GPIO94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 style:data-style-name="N2" text:time-value="11:39:55.3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12:52:28.216846842</meta:creation-date>
    <meta:generator>LibreOffice/6.1.0.3$Windows_X86_64 LibreOffice_project/efb621ed25068d70781dc026f7e9c5187a4decd1</meta:generator>
    <dc:date>2020-11-20T14:51:15.034000000</dc:date>
    <meta:editing-duration>PT5H44M22S</meta:editing-duration>
    <meta:editing-cycles>43</meta:editing-cycles>
    <meta:document-statistic meta:table-count="1" meta:cell-count="430" meta:object-count="0"/>
  </office:meta>
</office:document-meta>
</file>